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cControl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icControllerGui.LogicControl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cControllerGui.modifyTestElement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cControl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icControl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